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diamond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18.763cm" text:animation="scroll" text:animation-direction="up" text:animation-repeat="0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363cm"/>
    </style:style>
    <style:style style:name="P1" style:family="paragraph">
      <style:text-properties fo:font-size="48pt" fo:language="pt" fo:country="BR" style:font-size-asian="48pt" style:font-size-complex="48pt"/>
    </style:style>
    <style:style style:name="P2" style:family="paragraph">
      <loext:graphic-properties draw:fill-color="#ffffff"/>
      <style:text-properties fo:language="pt" fo:country="B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ize="54pt" fo:language="pt" fo:country="BR" style:font-size-asian="54pt" style:font-size-complex="54pt"/>
    </style:style>
    <style:style style:name="P5" style:family="paragraph">
      <loext:graphic-properties draw:fill-color="#ffffff"/>
      <style:text-properties fo:color="#800000" fo:font-size="60pt" style:font-size-asian="60pt" style:font-size-complex="60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54pt" style:font-size-asian="54pt" style:font-size-complex="54pt"/>
    </style:style>
    <style:style style:name="T1" style:family="text">
      <style:text-properties fo:font-size="48pt" fo:language="pt" fo:country="BR" style:font-size-asian="48pt" style:font-size-complex="48pt"/>
    </style:style>
    <style:style style:name="T2" style:family="text">
      <style:text-properties fo:font-size="54pt" fo:language="pt" fo:country="BR" style:font-size-asian="54pt" style:font-size-complex="54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18.763cm" svg:x="1.4cm" svg:y="0.837cm" presentation:class="title" presentation:user-transformed="true">
          <draw:text-box>
            <text:p><text:span text:style-name="T1">515 – SE CRISTO COMIGO VA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32" xml:id="id1" draw:id="id1">
        <office:forms form:automatic-focus="false" form:apply-design-mode="false"/>
        <draw:frame presentation:style-name="pr3" draw:text-style-name="P4" draw:layer="layout" svg:width="25.199cm" svg:height="18.963cm" svg:x="1.4cm" svg:y="0.837cm">
          <draw:text-box>
            <text:list text:style-name="L1">
              <text:list-header>
                <text:p text:style-name="P3"><text:span text:style-name="T2">1° - SE PELOS VALES, EU PEREGRINO VOU ANDAR, OU NA LUZ GLORIOSA DE CRISTO HABITAR. IREI COM MEU SENHOR PRA ONDE ELE FOR, CONFIANDO NA GRAÇA DE MEU SALVADOR.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Padrão" presentation:presentation-page-layout-name="AL2T32" xml:id="id2" draw:id="id2">
        <office:forms form:automatic-focus="false" form:apply-design-mode="false"/>
        <draw:frame presentation:style-name="pr5" draw:text-style-name="P5" draw:layer="layout" svg:width="25.199cm" svg:height="19.363cm" svg:x="1.4cm" svg:y="0.837cm" presentation:class="subtitle" presentation:user-transformed="true">
          <draw:text-box>
            <text:p><text:span text:style-name="T3">SE CRISTO COMIGO VAI, EU IREI E NÃO TEMEREI, COM GOZO IREI; COMIGO VAI. É GRATO SERVIR A JESUS, LEVAR A CRUZ; SE CRISTO COMIGO VAI, EU IREI.</text:span></text:p>
          </draw:text-box>
        </draw:frame>
        <anim:par presentation:node-type="timing-root">
          <anim:par smil:begin="id2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adrão" presentation:presentation-page-layout-name="AL2T32" xml:id="id3" draw:id="id3">
        <office:forms form:automatic-focus="false" form:apply-design-mode="false"/>
        <draw:frame presentation:style-name="pr5" draw:text-style-name="P7" draw:layer="layout" svg:width="25.199cm" svg:height="19.363cm" svg:x="1.4cm" svg:y="0.837cm" presentation:class="subtitle" presentation:user-transformed="true">
          <draw:text-box>
            <text:p><text:span text:style-name="T4">2° - SE LÁ PARA O DESERTO JESUS ME QUER MANDAR; LEVANDO BOAS NOVAS DE SALVAÇÃO SEM PAR; EU LIDAREI, ENTÃO, COM PAZ NO CORAÇÃO.</text:span></text:p>
            <text:p><text:span text:style-name="T4">A CRISTO SEGUINDO,</text:span></text:p>
            <text:p><text:span text:style-name="T4">SEM MAIS DILAÇÃO.</text:span></text:p>
          </draw:text-box>
        </draw:frame>
        <anim:par presentation:node-type="timing-root">
          <anim:par smil:begin="id3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Padrão" presentation:presentation-page-layout-name="AL2T32" xml:id="id4" draw:id="id4">
        <office:forms form:automatic-focus="false" form:apply-design-mode="false"/>
        <draw:frame presentation:style-name="pr5" draw:text-style-name="P5" draw:layer="layout" svg:width="25.199cm" svg:height="19.363cm" svg:x="1.4cm" svg:y="0.837cm" presentation:class="subtitle" presentation:user-transformed="true">
          <draw:text-box>
            <text:p><text:span text:style-name="T3">SE CRISTO COMIGO VAI, EU IREI E NÃO TEMEREI, COM GOZO IREI; COMIGO VAI. É GRATO SERVIR A JESUS, LEVAR A CRUZ; SE CRISTO COMIGO VAI, EU IREI.</text:span></text:p>
          </draw:text-box>
        </draw:frame>
        <anim:par presentation:node-type="timing-root">
          <anim:par smil:begin="id4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adrão" presentation:presentation-page-layout-name="AL2T32" xml:id="id5" draw:id="id5">
        <office:forms form:automatic-focus="false" form:apply-design-mode="false"/>
        <draw:frame presentation:style-name="pr5" draw:text-style-name="P7" draw:layer="layout" svg:width="25.199cm" svg:height="19.363cm" svg:x="1.4cm" svg:y="0.837cm" presentation:class="subtitle" presentation:user-transformed="true">
          <draw:text-box>
            <text:p><text:span text:style-name="T4">3° - SERÁ A MINHA SORTE A DURA CRUZ LEVAR, SUA GRAÇA E SEU PODER, QUERO SEMPRE AQUI CONTAR. CONTENTE COM JESUS, LEVANDO A MINHA CRUZ. EU FALO DE CRISTO QUE É A</text:span></text:p>
            <text:p><text:span text:style-name="T4">MINHA LUZ.</text:span></text:p>
          </draw:text-box>
        </draw:frame>
        <anim:par presentation:node-type="timing-root">
          <anim:par smil:begin="id5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Padrão" presentation:presentation-page-layout-name="AL2T32" xml:id="id6" draw:id="id6">
        <office:forms form:automatic-focus="false" form:apply-design-mode="false"/>
        <draw:frame presentation:style-name="pr5" draw:text-style-name="P5" draw:layer="layout" svg:width="25.199cm" svg:height="19.363cm" svg:x="1.4cm" svg:y="0.837cm" presentation:class="subtitle" presentation:user-transformed="true">
          <draw:text-box>
            <text:p><text:span text:style-name="T3">SE CRISTO COMIGO VAI, EU IREI E NÃO TEMEREI, COM GOZO IREI; COMIGO VAI. É GRATO SERVIR A JESUS, LEVAR A CRUZ; SE CRISTO COMIGO VAI, EU IREI.</text:span></text:p>
          </draw:text-box>
        </draw:frame>
        <anim:par presentation:node-type="timing-root">
          <anim:par smil:begin="id6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32" xml:id="id7" draw:id="id7">
        <office:forms form:automatic-focus="false" form:apply-design-mode="false"/>
        <draw:frame presentation:style-name="pr5" draw:text-style-name="P7" draw:layer="layout" svg:width="25.199cm" svg:height="19.363cm" svg:x="1.4cm" svg:y="0.837cm" presentation:class="subtitle" presentation:user-transformed="true">
          <draw:text-box>
            <text:p><text:span text:style-name="T4">4° - AO SALVADOR JESUS EU DESEJO OBEDECER, POIS NA SUA PALAVRA ENCONTRO O MEU SABER; FIEL A DEUS SEREI, AO MUNDO VENCEREI, JESUS VAI COMIGO, NÃO MAIS TEMEREI. </text:span><text:span text:style-name="T5">F.V.</text:span></text:p>
          </draw:text-box>
        </draw:frame>
        <anim:par presentation:node-type="timing-root">
          <anim:par smil:begin="id7.begin">
            <anim:transitionFilter smil:dur="2s" smil:type="miscShapeWipe" smil:subtype="diamond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adrão" presentation:presentation-page-layout-name="AL2T32" xml:id="id8" draw:id="id8">
        <office:forms form:automatic-focus="false" form:apply-design-mode="false"/>
        <draw:frame presentation:style-name="pr5" draw:text-style-name="P5" draw:layer="layout" svg:width="25.199cm" svg:height="19.363cm" svg:x="1.4cm" svg:y="0.837cm" presentation:class="subtitle" presentation:user-transformed="true">
          <draw:text-box>
            <text:p><text:span text:style-name="T3">SE CRISTO COMIGO VAI, EU IREI E NÃO TEMEREI, COM GOZO IREI; COMIGO VAI. É GRATO SERVIR A JESUS, LEVAR A CRUZ; SE CRISTO COMIGO VAI, EU IREI.</text:span></text:p>
          </draw:text-box>
        </draw:frame>
        <anim:par presentation:node-type="timing-root">
          <anim:par smil:begin="id8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31T11:58:18.558984733</meta:creation-date>
    <dc:date>2016-07-31T12:41:26.856148718</dc:date>
    <meta:editing-duration>PT31M6S</meta:editing-duration>
    <meta:editing-cycles>23</meta:editing-cycles>
    <meta:generator>LibreOffice/5.1.4.2$Linux_X86_64 LibreOffice_project/10m0$Build-2</meta:generator>
    <meta:document-statistic meta:object-count="48"/>
  </office:meta>
</office:document-meta>
</file>